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ACIÓN PRÁCTICA: ADMINISTRACIÓN DE SISTEMAS</text:p>
      <text:p text:style-name="Standard"/>
      <text:p text:style-name="Standard">Nombre: Carlos Guaraca Nagua Centro: IES Infanta Elena Asignatura: Sistemas Informáticos</text:p>
      <text:p text:style-name="Standard">SISTEMA OPERATIVO 1: OpenSUSE</text:p>
      <text:p text:style-name="Standard">Paso 1. Configuración de Usuarios y Grupos Locales</text:p>
      <text:p text:style-name="Standard"/>
      <text:p text:style-name="Standard">En OpenSUSE, la gestión de usuarios se realiza mediante comandos estándar. Como usuario root, creamos el grupo compartido "equipo_dam" y dos usuarios: usuario_admin y usuario_estandar. Al usuario_admin lo añadimos al grupo wheel (equivalente a sudo en SUSE) para otorgarle privilegios administrativos.</text:p>
      <text:p text:style-name="Standard"/>
      <text:p text:style-name="Standard">[INSERTAR AQUÍ IMAGEN DE LA CREACIÓN DE USUARIOS EN OPENSUSE]</text:p>
      <text:p text:style-name="Standard"/>
      <text:p text:style-name="Standard">Comandos utilizados:</text:p>
      <text:p text:style-name="Standard">Bash</text:p>
      <text:p text:style-name="Standard"/>
      <text:p text:style-name="Standard"># 1. Crear el grupo compartido</text:p>
      <text:p text:style-name="Standard">groupadd equipo_dam</text:p>
      <text:p text:style-name="Standard"/>
      <text:p text:style-name="Standard"># 2. Crear usuario admin (grupo secundario wheel para sudo)</text:p>
      <text:p text:style-name="Standard">useradd -m -G equipo_dam,wheel usuario_admin</text:p>
      <text:p text:style-name="Standard"/>
      <text:p text:style-name="Standard"># 3. Crear usuario estándar</text:p>
      <text:p text:style-name="Standard">useradd -m -G equipo_dam usuario_estandar</text:p>
      <text:p text:style-name="Standard"/>
      <text:p text:style-name="Standard"># 4. Establecer contraseñas</text:p>
      <text:p text:style-name="Standard">passwd usuario_admin</text:p>
      <text:p text:style-name="Standard">passwd usuario_estandar</text:p>
      <text:p text:style-name="Standard"/>
      <text:p text:style-name="Standard">Paso 2. Seguridad de Cuentas de Usuario (Bloqueo)</text:p>
      <text:p text:style-name="Standard"/>
      <text:p text:style-name="Standard">Para configurar el bloqueo de cuenta tras 3 intentos fallidos, intentamos usar la herramienta pam-config con la opción --faillock, pero la versión del sistema no la reconoció. Resolución del problema: Optamos por configurar manualmente el archivo PAM utilizando el módulo pam_tally2.so, que es estándar y funcionó correctamente.</text:p>
      <text:p text:style-name="Standard"/>
      <text:p text:style-name="Standard">[INSERTAR AQUÍ IMAGEN DE LA EDICIÓN DE /etc/pam.d/login]</text:p>
      <text:p text:style-name="Standard"/>
      <text:p text:style-name="Standard">Comandos utilizados:</text:p>
      <text:p text:style-name="Standard">Bash</text:p>
      <text:p text:style-name="Standard"/>
      <text:p text:style-name="Standard"># Edición del archivo /etc/pam.d/login con nano</text:p>
      <text:p text:style-name="Standard"># Añadido al principio de 'auth':</text:p>
      <text:p text:style-name="Standard">auth required pam_tally2.so deny=3 unlock_time=600</text:p>
      <text:p text:style-name="Standard"/>
      <text:p text:style-name="Standard"># Añadido al final de 'account':</text:p>
      <text:p text:style-name="Standard">account required pam_tally2.so reset</text:p>
      <text:p text:style-name="Standard"/>
      <text:p text:style-name="Standard"># Verificación del bloqueo:</text:p>
      <text:p text:style-name="Standard">pam_tally2 --user usuario_estandar</text:p>
      <text:p text:style-name="Standard"/>
      <text:p text:style-name="Standard"><text:soft-page-break/>Paso 3. Seguridad de Contraseñas</text:p>
      <text:p text:style-name="Standard"/>
      <text:p text:style-name="Standard">Configuramos la política de caducidad para que la contraseña deba cambiarse cada 30 días utilizando el comando chage.</text:p>
      <text:p text:style-name="Standard"/>
      <text:p text:style-name="Standard">[INSERTAR AQUÍ IMAGEN DE LA VERIFICACIÓN CON chage -l]</text:p>
      <text:p text:style-name="Standard"/>
      <text:p text:style-name="Standard">Comandos utilizados:</text:p>
      <text:p text:style-name="Standard">Bash</text:p>
      <text:p text:style-name="Standard"/>
      <text:p text:style-name="Standard"># 1. Establecer caducidad máxima de 30 días</text:p>
      <text:p text:style-name="Standard">chage -M 30 usuario_estandar</text:p>
      <text:p text:style-name="Standard"/>
      <text:p text:style-name="Standard"># 2. Verificar la configuración</text:p>
      <text:p text:style-name="Standard">chage -l usuario_estandar</text:p>
      <text:p text:style-name="Standard"/>
      <text:p text:style-name="Standard">Paso 4. Gestión del Entorno de Trabajo del Usuario</text:p>
      <text:p text:style-name="Standard"/>
      <text:p text:style-name="Standard">Personalizamos el shell del usuario añadiendo un alias (lslarga) y una variable de entorno (DAM) en su archivo de configuración .bashrc.</text:p>
      <text:p text:style-name="Standard"/>
      <text:p text:style-name="Standard">[INSERTAR AQUÍ IMAGEN DEL ARCHIVO .bashrc EDITADO]</text:p>
      <text:p text:style-name="Standard"/>
      <text:p text:style-name="Standard">Comandos utilizados:</text:p>
      <text:p text:style-name="Standard">Bash</text:p>
      <text:p text:style-name="Standard"/>
      <text:p text:style-name="Standard"># Editar el archivo personal</text:p>
      <text:p text:style-name="Standard">nano /home/usuario_estandar/.bashrc</text:p>
      <text:p text:style-name="Standard"/>
      <text:p text:style-name="Standard"># Líneas añadidas al final:</text:p>
      <text:p text:style-name="Standard">alias lslarga='ls -latr'</text:p>
      <text:p text:style-name="Standard">export DAM="Sistemas_Informaticos"</text:p>
      <text:p text:style-name="Standard"/>
      <text:p text:style-name="Standard"># Verificación (como usuario estándar)</text:p>
      <text:p text:style-name="Standard">lslarga</text:p>
      <text:p text:style-name="Standard">echo $DAM</text:p>
      <text:p text:style-name="Standard"/>
      <text:p text:style-name="Standard">Paso 5. Acceso a Recursos y Permisos Locales</text:p>
      <text:p text:style-name="Standard"/>
      <text:p text:style-name="Standard">Parte 1: Creamos el directorio compartido /srv/recursos_dam y asignamos permisos 770 al grupo equipo_dam.</text:p>
      <text:p text:style-name="Standard"/>
      <text:p text:style-name="Standard">[INSERTAR AQUÍ IMAGEN DE LOS PERMISOS DEL DIRECTORIO]</text:p>
      <text:p text:style-name="Standard"/>
      <text:p text:style-name="Standard">Parte 2: Realizamos el encapsulamiento de usuarios creando u_privado y u_supervisor. Restringimos la carpeta personal de u_privado (750) y añadimos al supervisor a su grupo para permitirle el acceso de lectura.</text:p>
      <text:p text:style-name="Standard"/>
      <text:p text:style-name="Standard">[INSERTAR AQUÍ IMAGEN DEL ACCESO DEL SUPERVISOR Y DENEGACIÓN AL ESTÁNDAR]</text:p>
      <text:p text:style-name="Standard"/>
      <text:p text:style-name="Standard">Comandos utilizados:</text:p>
      <text:p text:style-name="Standard"><text:soft-page-break/>Bash</text:p>
      <text:p text:style-name="Standard"/>
      <text:p text:style-name="Standard"># Parte 1: Recursos</text:p>
      <text:p text:style-name="Standard">mkdir -p /srv/recursos_dam</text:p>
      <text:p text:style-name="Standard">chgrp equipo_dam /srv/recursos_dam</text:p>
      <text:p text:style-name="Standard">chmod 770 /srv/recursos_dam</text:p>
      <text:p text:style-name="Standard"/>
      <text:p text:style-name="Standard"># Parte 2: Encapsulamiento</text:p>
      <text:p text:style-name="Standard">useradd -m u_privado</text:p>
      <text:p text:style-name="Standard">useradd -m u_supervisor</text:p>
      <text:p text:style-name="Standard"># (Asignación de contraseñas...)</text:p>
      <text:p text:style-name="Standard">chmod 700 /home/u_privado</text:p>
      <text:p text:style-name="Standard">usermod -aG u_privado u_supervisor</text:p>
      <text:p text:style-name="Standard">chmod 750 /home/u_privado</text:p>
      <text:p text:style-name="Standard"/>
      <text:p text:style-name="Standard">Paso 6. Configuración de la Impresión</text:p>
      <text:p text:style-name="Standard"/>
      <text:p text:style-name="Standard">En OpenSUSE, además de instalar CUPS, fue necesario abrir el puerto en el firewall (firewalld) para permitir la impresión.</text:p>
      <text:p text:style-name="Standard"/>
      <text:p text:style-name="Standard">[INSERTAR AQUÍ IMAGEN DE LPSTAT MOSTRANDO LA IMPRESORA]</text:p>
      <text:p text:style-name="Standard"/>
      <text:p text:style-name="Standard">Comandos utilizados:</text:p>
      <text:p text:style-name="Standard">Bash</text:p>
      <text:p text:style-name="Standard"/>
      <text:p text:style-name="Standard"># 1. Instalación</text:p>
      <text:p text:style-name="Standard">zypper install cups cups-pdf</text:p>
      <text:p text:style-name="Standard">systemctl enable --now cups</text:p>
      <text:p text:style-name="Standard"/>
      <text:p text:style-name="Standard"># 2. Configuración del Firewall</text:p>
      <text:p text:style-name="Standard">firewall-cmd --permanent --add-service=ipp</text:p>
      <text:p text:style-name="Standard">firewall-cmd --reload</text:p>
      <text:p text:style-name="Standard"/>
      <text:p text:style-name="Standard"># 3. Añadir impresora</text:p>
      <text:p text:style-name="Standard">lpadmin -p Impresora_Aula -E -v cups-pdf:/ -m drv:///sample.drv/generic-pdf.ppd</text:p>
      <text:p text:style-name="Standard"/>
      <text:p text:style-name="Standard">Paso 7. Programación Básica de Shell Script</text:p>
      <text:p text:style-name="Standard"/>
      <text:p text:style-name="Standard">Creamos un script de copia de seguridad (backup.sh) utilizando tar. Nota: Nos aseguramos de usar la sintaxis correcta tar -czf para evitar errores.</text:p>
      <text:p text:style-name="Standard"/>
      <text:p text:style-name="Standard">[INSERTAR AQUÍ IMAGEN DEL CÓDIGO DEL SCRIPT]</text:p>
      <text:p text:style-name="Standard"/>
      <text:p text:style-name="Standard">Comandos utilizados:</text:p>
      <text:p text:style-name="Standard">Bash</text:p>
      <text:p text:style-name="Standard"/>
      <text:p text:style-name="Standard"># Crear script</text:p>
      <text:p text:style-name="Standard">mkdir -p /root/scripts</text:p>
      <text:p text:style-name="Standard">nano /root/scripts/backup.sh</text:p>
      <text:p text:style-name="Standard"/>
      <text:p text:style-name="Standard"># Código del script (fragmento clave):</text:p>
      <text:p text:style-name="Standard">tar -czf "$DESTINO/$ARCHIVO" "$ORIGEN" 2&gt;/dev/null</text:p>
      <text:p text:style-name="Standard"><text:soft-page-break/></text:p>
      <text:p text:style-name="Standard"># Ejecución</text:p>
      <text:p text:style-name="Standard">chmod +x /root/scripts/backup.sh</text:p>
      <text:p text:style-name="Standard">/root/scripts/backup.sh</text:p>
      <text:p text:style-name="Standard"/>
      <text:p text:style-name="Standard">SISTEMA OPERATIVO 2: Fedora</text:p>
      <text:p text:style-name="Standard">Paso 1. Configuración de Usuarios y Grupos Locales</text:p>
      <text:p text:style-name="Standard"/>
      <text:p text:style-name="Standard">En Fedora, utilizamos el grupo wheel para otorgar permisos de administrador. Es importante establecer la contraseña inmediatamente tras crear el usuario para activar la cuenta.</text:p>
      <text:p text:style-name="Standard"/>
      <text:p text:style-name="Standard">[INSERTAR AQUÍ IMAGEN DE LA CREACIÓN DE USUARIOS EN FEDORA]</text:p>
      <text:p text:style-name="Standard"/>
      <text:p text:style-name="Standard">Comandos utilizados:</text:p>
      <text:p text:style-name="Standard">Bash</text:p>
      <text:p text:style-name="Standard"/>
      <text:p text:style-name="Standard">groupadd equipo_dam</text:p>
      <text:p text:style-name="Standard">useradd -G equipo_dam,wheel usuario_admin</text:p>
      <text:p text:style-name="Standard">useradd -G equipo_dam usuario_estandar</text:p>
      <text:p text:style-name="Standard">passwd usuario_admin</text:p>
      <text:p text:style-name="Standard">passwd usuario_estandar</text:p>
      <text:p text:style-name="Standard"/>
      <text:p text:style-name="Standard">Paso 2. Seguridad de Cuentas de Usuario (Bloqueo)</text:p>
      <text:p text:style-name="Standard"/>
      <text:p text:style-name="Standard">Fedora utiliza un sistema centralizado moderno llamado faillock.conf. Modificamos este archivo para establecer el límite de 3 intentos.</text:p>
      <text:p text:style-name="Standard"/>
      <text:p text:style-name="Standard">[INSERTAR AQUÍ IMAGEN DE LA EDICIÓN DE FAILLOCK.CONF]</text:p>
      <text:p text:style-name="Standard"/>
      <text:p text:style-name="Standard">Comandos utilizados:</text:p>
      <text:p text:style-name="Standard">Bash</text:p>
      <text:p text:style-name="Standard"/>
      <text:p text:style-name="Standard"># Editar configuración</text:p>
      <text:p text:style-name="Standard">nano /etc/security/faillock.conf</text:p>
      <text:p text:style-name="Standard"># Modificamos: deny = 3 y unlock_time = 600</text:p>
      <text:p text:style-name="Standard"/>
      <text:p text:style-name="Standard"># Aplicar cambios</text:p>
      <text:p text:style-name="Standard">authselect apply-changes</text:p>
      <text:p text:style-name="Standard"/>
      <text:p text:style-name="Standard"># Verificar bloqueo</text:p>
      <text:p text:style-name="Standard">faillock --user usuario_estandar</text:p>
      <text:p text:style-name="Standard"/>
      <text:p text:style-name="Standard">Paso 3. Seguridad de Contraseñas</text:p>
      <text:p text:style-name="Standard"/>
      <text:p text:style-name="Standard">Aplicamos la caducidad de contraseñas de 30 días con chage.</text:p>
      <text:p text:style-name="Standard"/>
      <text:p text:style-name="Standard">[INSERTAR AQUÍ IMAGEN DE CHAGE -L EN FEDORA]</text:p>
      <text:p text:style-name="Standard"/>
      <text:p text:style-name="Standard">Comandos utilizados:</text:p>
      <text:p text:style-name="Standard">Bash</text:p>
      <text:p text:style-name="Standard"/>
      <text:p text:style-name="Standard"><text:soft-page-break/>chage -M 30 usuario_estandar</text:p>
      <text:p text:style-name="Standard">chage -l usuario_estandar</text:p>
      <text:p text:style-name="Standard"/>
      <text:p text:style-name="Standard">Paso 4. Gestión del Entorno de Trabajo del Usuario</text:p>
      <text:p text:style-name="Standard"/>
      <text:p text:style-name="Standard">Modificamos el .bashrc para añadir el alias y la variable de entorno personalizada para Fedora.</text:p>
      <text:p text:style-name="Standard"/>
      <text:p text:style-name="Standard">[INSERTAR AQUÍ IMAGEN DEL .BASHRC]</text:p>
      <text:p text:style-name="Standard"/>
      <text:p text:style-name="Standard">Comandos utilizados:</text:p>
      <text:p text:style-name="Standard">Bash</text:p>
      <text:p text:style-name="Standard"/>
      <text:p text:style-name="Standard">nano /home/usuario_estandar/.bashrc</text:p>
      <text:p text:style-name="Standard"/>
      <text:p text:style-name="Standard"># Añadido:</text:p>
      <text:p text:style-name="Standard">alias lslarga='ls -latr'</text:p>
      <text:p text:style-name="Standard">export FEDORA_DAM="Sistemas_Informaticos_Fedora"</text:p>
      <text:p text:style-name="Standard"/>
      <text:p text:style-name="Standard">Paso 5. Acceso a Recursos y Permisos Locales</text:p>
      <text:p text:style-name="Standard"/>
      <text:p text:style-name="Standard">Seguimos el mismo procedimiento de encapsulamiento. Fedora gestiona los grupos de usuario automáticamente, facilitando la tarea.</text:p>
      <text:p text:style-name="Standard"/>
      <text:p text:style-name="Standard">[INSERTAR AQUÍ IMAGEN DEL ERROR 'PERMISO DENEGADO' AL INTENTAR ENTRAR]</text:p>
      <text:p text:style-name="Standard"/>
      <text:p text:style-name="Standard">Comandos utilizados:</text:p>
      <text:p text:style-name="Standard">Bash</text:p>
      <text:p text:style-name="Standard"/>
      <text:p text:style-name="Standard"># Directorio compartido</text:p>
      <text:p text:style-name="Standard">mkdir -p /srv/recursos_dam</text:p>
      <text:p text:style-name="Standard">chgrp equipo_dam /srv/recursos_dam</text:p>
      <text:p text:style-name="Standard">chmod 770 /srv/recursos_dam</text:p>
      <text:p text:style-name="Standard"/>
      <text:p text:style-name="Standard"># Encapsulamiento</text:p>
      <text:p text:style-name="Standard">chmod 700 /home/u_privado</text:p>
      <text:p text:style-name="Standard">usermod -aG u_privado u_supervisor</text:p>
      <text:p text:style-name="Standard">chmod 750 /home/u_privado</text:p>
      <text:p text:style-name="Standard"/>
      <text:p text:style-name="Standard">Paso 6. Configuración de la Impresión</text:p>
      <text:p text:style-name="Standard"/>
      <text:p text:style-name="Standard">Instalamos CUPS y configuramos el firewall. Resolución de problemas: Al intentar añadir la impresora, el driver genérico falló (Unable to copy PPD). Utilizamos el comando lpinfo -m | grep -i pdf para encontrar el nombre exacto del driver en Fedora, que resultó ser CUPS-PDF_opt.ppd.</text:p>
      <text:p text:style-name="Standard"/>
      <text:p text:style-name="Standard">[INSERTAR AQUÍ IMAGEN DE LA LISTA DE DRIVERS O LA IMPRESORA CREADA]</text:p>
      <text:p text:style-name="Standard"/>
      <text:p text:style-name="Standard">Comandos utilizados:</text:p>
      <text:p text:style-name="Standard">Bash</text:p>
      <text:p text:style-name="Standard"/>
      <text:p text:style-name="Standard"><text:soft-page-break/># Instalación</text:p>
      <text:p text:style-name="Standard">dnf install cups cups-pdf</text:p>
      <text:p text:style-name="Standard">systemctl enable --now cups</text:p>
      <text:p text:style-name="Standard"/>
      <text:p text:style-name="Standard"># Firewall</text:p>
      <text:p text:style-name="Standard">firewall-cmd --permanent --add-service=ipp</text:p>
      <text:p text:style-name="Standard">firewall-cmd --permanent --add-service=mdns</text:p>
      <text:p text:style-name="Standard">firewall-cmd --reload</text:p>
      <text:p text:style-name="Standard"/>
      <text:p text:style-name="Standard"># Añadir impresora (Driver corregido)</text:p>
      <text:p text:style-name="Standard">lpadmin -p Impresora_PDF_Fedora -E -v cups-pdf:/ -m lsb/usr/cups-pdf/CUPS-PDF_opt.ppd</text:p>
      <text:p text:style-name="Standard"/>
      <text:p text:style-name="Standard">Paso 7. Programación Básica de Shell Script</text:p>
      <text:p text:style-name="Standard"/>
      <text:p text:style-name="Standard">Creamos el script de backup. Corrección de errores: Tuvimos un error de sintaxis al escribir el script (pusimos un + en lugar de un = en la variable y faltaban espacios en el if). Lo corregimos con nano y el script se ejecutó correctamente.</text:p>
      <text:p text:style-name="Standard"/>
      <text:p text:style-name="Standard">[INSERTAR AQUÍ IMAGEN DEL SCRIPT CORREGIDO] [INSERTAR AQUÍ IMAGEN DEL MENSAJE DE ÉXITO]</text:p>
      <text:p text:style-name="Standard"/>
      <text:p text:style-name="Standard">Comandos utilizados:</text:p>
      <text:p text:style-name="Standard">Bash</text:p>
      <text:p text:style-name="Standard"/>
      <text:p text:style-name="Standard">mkdir -p /root/scripts</text:p>
      <text:p text:style-name="Standard">nano /root/scripts/backup_fedora.sh</text:p>
      <text:p text:style-name="Standard">chmod +x /root/scripts/backup_fedora.sh</text:p>
      <text:p text:style-name="Standard">/root/scripts/backup_fedora.sh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2:02:46.150017569</meta:creation-date>
    <dc:date>2025-12-03T12:27:31.158453599</dc:date>
    <meta:editing-duration>PT14M32S</meta:editing-duration>
    <meta:editing-cycles>1</meta:editing-cycles>
    <meta:document-statistic meta:table-count="0" meta:image-count="0" meta:object-count="0" meta:page-count="6" meta:paragraph-count="170" meta:word-count="1038" meta:character-count="7373" meta:non-whitespace-character-count="6518"/>
    <meta:generator>LibreOffice/7.3.7.2$Linux_X86_64 LibreOffice_project/30$Build-2</meta:generator>
  </office:meta>
</office:document-meta>
</file>